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f424" officeooo:paragraph-rsid="000ff424"/>
    </style:style>
    <style:style style:name="P2" style:family="paragraph" style:parent-style-name="Standard">
      <style:text-properties officeooo:rsid="0010a435" officeooo:paragraph-rsid="0010a435"/>
    </style:style>
    <style:style style:name="P3" style:family="paragraph" style:parent-style-name="Standard">
      <style:text-properties officeooo:rsid="001131b7" officeooo:paragraph-rsid="001131b7"/>
    </style:style>
    <style:style style:name="P4" style:family="paragraph" style:parent-style-name="Standard" style:list-style-name="L1">
      <style:text-properties officeooo:rsid="001131b7" officeooo:paragraph-rsid="001131b7"/>
    </style:style>
    <style:style style:name="P5" style:family="paragraph" style:parent-style-name="Standard">
      <style:text-properties officeooo:rsid="00131052" officeooo:paragraph-rsid="00131052"/>
    </style:style>
    <style:style style:name="P6" style:family="paragraph" style:parent-style-name="Standard">
      <style:text-properties officeooo:rsid="0014fe10" officeooo:paragraph-rsid="000ff424"/>
    </style:style>
    <style:style style:name="P7" style:family="paragraph" style:parent-style-name="Standard">
      <style:text-properties officeooo:rsid="0014fe10" officeooo:paragraph-rsid="0014fe10"/>
    </style:style>
    <style:style style:name="P8" style:family="paragraph" style:parent-style-name="Standard">
      <style:text-properties officeooo:paragraph-rsid="001726d5"/>
    </style:style>
    <style:style style:name="P9" style:family="paragraph" style:parent-style-name="Standard">
      <style:text-properties officeooo:rsid="0018c344" officeooo:paragraph-rsid="0018c344"/>
    </style:style>
    <style:style style:name="T1" style:family="text">
      <style:text-properties officeooo:rsid="00131052"/>
    </style:style>
    <style:style style:name="T2" style:family="text">
      <style:text-properties officeooo:rsid="0014fe10"/>
    </style:style>
    <style:style style:name="T3" style:family="text">
      <style:text-properties fo:font-variant="normal" fo:text-transform="none" fo:color="#1f1f1f" loext:opacity="100%" style:font-name="Google Sans" fo:font-size="15pt" fo:letter-spacing="normal" fo:font-style="normal" fo:font-weight="normal"/>
    </style:style>
    <style:style style:name="T4" style:family="text">
      <style:text-properties fo:font-variant="normal" fo:text-transform="none" fo:color="#1f1f1f" loext:opacity="100%" style:font-name="Google Sans" fo:font-size="15pt" fo:letter-spacing="normal" fo:font-style="normal" fo:font-weight="normal" officeooo:rsid="0014fe10"/>
    </style:style>
    <style:style style:name="T5" style:family="text">
      <style:text-properties fo:font-variant="normal" fo:text-transform="none" fo:color="#1f1f1f" loext:opacity="100%" style:font-name="Google Sans" fo:font-size="12pt" fo:letter-spacing="normal" fo:font-style="normal" fo:font-weight="normal" officeooo:rsid="0014fe10" style:font-size-asian="12pt" style:font-size-complex="12pt"/>
    </style:style>
    <style:style style:name="T6" style:family="text">
      <style:text-properties fo:font-variant="normal" fo:text-transform="none" fo:color="#1f1f1f" loext:opacity="100%" style:font-name="Liberation Mono" fo:font-size="12pt" fo:letter-spacing="normal" fo:font-style="normal" fo:font-weight="normal" officeooo:rsid="0014fe10" style:font-size-asian="12pt" style:font-size-complex="12pt"/>
    </style:style>
    <style:style style:name="T7" style:family="text">
      <style:text-properties fo:font-variant="normal" fo:text-transform="none" fo:color="#1f1f1f" loext:opacity="100%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1f1f1f" loext:opacity="100%" style:font-name="Liberation Serif" fo:font-size="12pt" fo:letter-spacing="normal" fo:font-style="normal" fo:font-weight="normal" officeooo:rsid="0014fe10" style:font-size-asian="12pt" style:font-size-complex="12pt"/>
    </style:style>
    <style:style style:name="T9" style:family="text">
      <style:text-properties fo:font-variant="normal" fo:text-transform="none" fo:color="#1f1f1f" loext:opacity="100%" style:font-name="Liberation Serif" fo:font-size="12pt" fo:letter-spacing="normal" fo:font-style="normal" fo:font-weight="normal" officeooo:rsid="001726d5" style:font-size-asian="12pt" style:font-size-complex="12pt"/>
    </style:style>
    <style:style style:name="T10" style:family="text">
      <style:text-properties fo:font-variant="normal" fo:text-transform="none" fo:color="#1f1f1f" loext:opacity="100%" style:font-name="Liberation Serif" fo:font-size="12pt" fo:letter-spacing="normal" fo:font-style="normal" fo:font-weight="normal" officeooo:rsid="0018c6a8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k8s?</text:p>
      <text:p text:style-name="P1">It is container management(orchestration) tool.</text:p>
      <text:p text:style-name="P1"/>
      <text:p text:style-name="P1">What is container orchestration engine?</text:p>
      <text:p text:style-name="P2">It automates deploying, scaling and managing containerized application on a group of servers.</text:p>
      <text:p text:style-name="P3">K8s takes care of following:</text:p>
      <text:list xml:id="list3137455755" text:style-name="L1">
        <text:list-item>
          <text:p text:style-name="P4">Deploying</text:p>
        </text:list-item>
        <text:list-item>
          <text:p text:style-name="P4">Scaling</text:p>
        </text:list-item>
        <text:list-item>
          <text:p text:style-name="P4">Scheduling</text:p>
        </text:list-item>
        <text:list-item>
          <text:p text:style-name="P4">Load-Balancing</text:p>
        </text:list-item>
      </text:list>
      <text:p text:style-name="P1"/>
      <text:p text:style-name="P5">What are containerized applications ?</text:p>
      <text:p text:style-name="P5"/>
      <text:p text:style-name="P1">Why do we n<text:span text:style-name="T1">e</text:span>ed K8s ?</text:p>
      <text:p text:style-name="P1"/>
      <text:p text:style-name="P6"/>
      <text:p text:style-name="P7">Features of k8s:</text:p>
      <text:p text:style-name="P8"><text:span text:style-name="T2">Automatic bin packing: </text:span><text:span text:style-name="T8">The bin packing problem is an optimization problem, in which items of different sizes must be packed into a finite number of bins or containers, each of a fixed given capacity, in a way that minimizes the number of bins used. </text:span></text:p>
      <text:p text:style-name="P8"><text:span text:style-name="T9">K8s will take care of packaging these containers into servers in the most efficient ways.</text:span></text:p>
      <text:p text:style-name="P9"><text:span text:style-name="T9">K</text:span><text:span text:style-name="T7">8s places containers based on requirements without wasting resources. </text:span><text:span text:style-name="T10">It saves resources.</text:span></text:p>
      <text:p text:style-name="P7">Service discovery and load balancing</text:p>
      <text:p text:style-name="P7">Storage Orchestration and Self-heal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2:44:10.415939713</meta:creation-date>
    <dc:date>2023-10-18T13:12:29.117135281</dc:date>
    <meta:editing-duration>PT28M1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33" meta:character-count="838" meta:non-whitespace-character-count="725"/>
  </office:meta>
</office:document-meta>
</file>